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COBOL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Common Business-Oriented Languag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 Blast from the Pas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First specified by 1959 by the Conference on Data System Languages (CODASYL)</text:p>
              </text:list-item>
              <text:list-item>
                <text:p text:style-name="P1">Most recently revised in 2002</text:p>
              </text:list-item>
              <text:list-item>
                <text:p text:style-name="P1">Portable (Which was a big and novel deal)</text:p>
              </text:list-item>
              <text:list-item>
                <text:p text:style-name="P1">Decades of proven reliability in real-world deploy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Why is it still around? 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Decades of momentum</text:p>
              </text:list-item>
              <text:list-item>
                <text:p>Excels at large-volume data processing, perfect for banking, finance, handling customer records</text:p>
              </text:list-item>
              <text:list-item>
                <text:p>Cost of replac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9" draw:text-style-name="P6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7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3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3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6T07:34:29.605225085</meta:creation-date>
    <meta:editing-duration>PT41M58S</meta:editing-duration>
    <meta:editing-cycles>2</meta:editing-cycles>
    <meta:generator>LibreOffice/7.3.7.2$Linux_X86_64 LibreOffice_project/30$Build-2</meta:generator>
    <dc:title>Blueprint Plans</dc:title>
    <dc:date>2024-05-16T08:44:06.776483994</dc:date>
    <meta:document-statistic meta:object-count="70"/>
  </office:meta>
</office:document-meta>
</file>